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5997402541199706498"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4244716792996893424"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4640123684155136030"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8399388386411377829"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545829110894660626"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6486686360940015582"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8584018924570409248"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8097926785007949956"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2241469" text:continue-list="list8584018924570409248"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945694242027205466"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2254560"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2264299"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2259127"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2262972"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2252519"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2477155187516789532"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8916762867108303703"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268863323805161310"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2267823"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893639700965063762"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067405255888050701"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552825343402344886" text:style-name="L15">
        <text:list-item>
          <text:list>
            <text:list-header>
              <text:p text:style-name="P184">1.5 miles averaging about 9:40/mile and rest 1 min</text:p>
            </text:list-header>
          </text:list>
        </text:list-item>
      </text:list>
      <text:p text:style-name="P24">1 mile in 8:26 and rest 2 min</text:p>
      <text:list xml:id="list8267754078504011263"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9084168724749734741"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2259959"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3949602345405464737"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485297938956417802"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1890409123187201832"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2250754" text:continue-list="list4485297938956417802" text:style-name="L19">
        <text:list-item>
          <text:list>
            <text:list-header>
              <text:p text:style-name="P188">(Pace*HR)=1240</text:p>
            </text:list-header>
          </text:list>
        </text:list-item>
      </text:list>
      <text:list xml:id="list32249533" text:continue-list="list3949602345405464737" text:style-name="L18">
        <text:list-item>
          <text:list>
            <text:list-header>
              <text:p text:style-name="P187">2 miles at 10:46/mile Ave HR= 121 bpm and rest a few minutes</text:p>
            </text:list-header>
          </text:list>
        </text:list-item>
      </text:list>
      <text:list xml:id="list32246692" text:continue-list="list32250754"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2242456"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080787352735929802"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124662973612075854"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194980729856681641"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2613170206667713271"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9054871498229945303"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019116140132257874"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2242826"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2250572"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848099229103591694"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429288593928806234"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055875249292160362"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084020086000600641"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800841648711489785"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786963527034593747" text:style-name="L32">
        <text:list-item>
          <text:list>
            <text:list-header>
              <text:p text:style-name="P198">0.25 miles in 2:54</text:p>
              <text:p text:style-name="P198">1 mile in 9:21 going faster as I ran and ending at around 8:30 pace</text:p>
            </text:list-header>
          </text:list>
        </text:list-item>
      </text:list>
      <text:list xml:id="list2882156473340135139"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706024378823989882"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179855485118016759"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339188624326721374"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9014904812368691825"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648829658829004367"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text:soft-page-break/>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text:soft-page-break/>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116573748790969810"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ext:soft-page-break/>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02T11:59:32.43</dc:date>
    <dc:creator>James Lombardi</dc:creator>
    <meta:editing-duration>P32DT21H53M1S</meta:editing-duration>
    <meta:editing-cycles>2331</meta:editing-cycles>
    <meta:generator>OpenOffice/4.1.2$Win32 OpenOffice.org_project/412m3$Build-9782</meta:generator>
    <meta:document-statistic meta:table-count="0" meta:image-count="9" meta:object-count="0" meta:page-count="229" meta:paragraph-count="6762" meta:word-count="72245" meta:character-count="369400"/>
  </office:meta>
</office:document-meta>
</file>